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nsport New Heavy" svg:font-family="'Transport New Heavy'" style:font-pitch="variable"/>
    <style:font-face style:name="Transport New Light" svg:font-family="'Transport New Light'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style:font-name="Transport New Heavy" fo:font-size="18pt" officeooo:rsid="001c5c4e" officeooo:paragraph-rsid="001c5c4e" style:font-size-asian="15.75pt" style:font-size-complex="18pt"/>
    </style:style>
    <style:style style:name="P2" style:family="paragraph" style:parent-style-name="Standard">
      <style:text-properties style:font-name="Transport New Heavy" fo:font-size="18pt" officeooo:rsid="001c5c4e" officeooo:paragraph-rsid="0026dad9" style:font-size-asian="15.75pt" style:font-size-complex="18pt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Transport New Heavy" officeooo:rsid="00199777" officeooo:paragraph-rsid="00199777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Transport New Heavy" officeooo:rsid="00199777" officeooo:paragraph-rsid="0026dad9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Transport New Heavy" fo:font-size="9pt" officeooo:rsid="001ee4f2" officeooo:paragraph-rsid="001f8263" style:font-size-asian="9pt" style:font-size-complex="9pt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Transport New Heavy" officeooo:rsid="001ee4f2" officeooo:paragraph-rsid="001ee4f2"/>
    </style:style>
    <style:style style:name="P7" style:family="paragraph" style:parent-style-name="Standard">
      <style:text-properties style:font-name="Transport New Light" fo:font-size="9pt" fo:font-weight="normal" officeooo:rsid="001ee4f2" officeooo:paragraph-rsid="001ee4f2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Transport New Light" fo:font-size="9pt" fo:font-weight="normal" officeooo:rsid="001f8263" officeooo:paragraph-rsid="001f8263" style:font-size-asian="7.84999990463257pt" style:font-weight-asian="normal" style:font-size-complex="9pt" style:font-weight-complex="normal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Transport New Light" fo:font-size="9pt" officeooo:rsid="001ee4f2" officeooo:paragraph-rsid="001ee4f2" style:font-size-asian="9pt" style:font-size-complex="9pt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Transport New Light" fo:font-size="9pt" officeooo:rsid="001ee4f2" officeooo:paragraph-rsid="001f8263" style:font-size-asian="9pt" style:font-size-complex="9pt"/>
    </style:style>
    <style:style style:name="P11" style:family="paragraph" style:parent-style-name="Standard">
      <style:text-properties style:font-name="Transport New Light" fo:font-size="9pt" officeooo:rsid="00199777" officeooo:paragraph-rsid="0026dad9" style:font-size-asian="9pt" style:font-size-complex="9pt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Transport New Light" fo:font-size="9pt" fo:font-weight="bold" officeooo:rsid="001ee4f2" officeooo:paragraph-rsid="001f8263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.101cm" fo:margin-bottom="0.101cm" style:contextual-spacing="false"/>
      <style:text-properties officeooo:paragraph-rsid="00285ae1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26dad9" style:font-size-asian="9pt" style:font-size-complex="9pt"/>
    </style:style>
    <style:style style:name="P15" style:family="paragraph" style:parent-style-name="Standard" style:list-style-name="L1">
      <style:text-properties style:font-name="Transport New Light" fo:font-size="9pt" officeooo:rsid="00199777" officeooo:paragraph-rsid="00199777" style:font-size-asian="9pt" style:font-size-complex="9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99777" style:font-size-asian="9pt" style:font-size-complex="9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adfaf" style:font-size-asian="9pt" style:font-size-complex="9pt"/>
    </style:style>
    <style:style style:name="P18" style:family="paragraph" style:parent-style-name="Standard" style:list-style-name="L1">
      <style:text-properties style:font-name="Transport New Light" fo:font-size="9pt" officeooo:rsid="00199777" officeooo:paragraph-rsid="001e1989" style:font-size-asian="9pt" style:font-size-complex="9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26dad9" officeooo:paragraph-rsid="0026dad9" style:font-size-asian="9pt" style:font-size-complex="9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adfaf" officeooo:paragraph-rsid="001adfaf" style:font-size-asian="9pt" style:font-size-complex="9pt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9e2a" style:font-size-asian="9pt" style:font-size-complex="9pt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e4f2" style:font-size-asian="9pt" style:font-size-complex="9pt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28debb" style:font-size-asian="9pt" style:font-size-complex="9pt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1989" style:font-size-asian="9pt" style:font-size-complex="9pt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9e2a" style:font-size-asian="9pt" style:font-size-complex="9pt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Transport New Light" fo:font-size="9pt" officeooo:rsid="001ee4f2" officeooo:paragraph-rsid="0028debb" style:font-size-asian="9pt" style:font-size-complex="9pt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28debb" officeooo:paragraph-rsid="0028debb" style:font-size-asian="9pt" style:font-size-complex="9pt"/>
    </style:style>
    <style:style style:name="P28" style:family="paragraph" style:parent-style-name="Standard" style:list-style-name="L2">
      <style:text-properties style:font-name="Transport New Light" fo:font-size="9pt" fo:font-weight="bold" officeooo:rsid="001ee4f2" officeooo:paragraph-rsid="001ee4f2" style:font-size-asian="9pt" style:font-weight-asian="bold" style:font-size-complex="9pt" style:font-weight-complex="bold"/>
    </style:style>
    <style:style style:name="P29" style:family="paragraph" style:parent-style-name="Standard" style:list-style-name="L2">
      <style:text-properties officeooo:paragraph-rsid="001ee4f2"/>
    </style:style>
    <style:style style:name="P30" style:family="paragraph" style:parent-style-name="Standard">
      <style:paragraph-properties fo:margin-top="0.101cm" fo:margin-bottom="0.101cm" style:contextual-spacing="false"/>
      <style:text-properties style:font-name="Transport New Heavy" officeooo:rsid="001ee4f2" officeooo:paragraph-rsid="0028debb"/>
    </style:style>
    <style:style style:name="P31" style:family="paragraph" style:parent-style-name="Standard">
      <style:paragraph-properties fo:margin-top="0.101cm" fo:margin-bottom="0.101cm" style:contextual-spacing="false"/>
      <style:text-properties style:font-name="Transport New Heavy" officeooo:rsid="001e1989" officeooo:paragraph-rsid="0028debb"/>
    </style:style>
    <style:style style:name="T1" style:family="text">
      <style:text-properties officeooo:rsid="001adfaf"/>
    </style:style>
    <style:style style:name="T2" style:family="text">
      <style:text-properties officeooo:rsid="001c0ba5"/>
    </style:style>
    <style:style style:name="T3" style:family="text">
      <style:text-properties style:font-name="Transport New Light" fo:font-weight="bold" style:font-weight-asian="bold" style:font-weight-complex="bold"/>
    </style:style>
    <style:style style:name="T4" style:family="text">
      <style:text-properties style:font-name="Transport New Light" fo:font-weight="bold" officeooo:rsid="001f8263" style:font-weight-asian="bold" style:font-weight-complex="bold"/>
    </style:style>
    <style:style style:name="T5" style:family="text">
      <style:text-properties style:font-name="Transport New Light" fo:font-weight="normal" officeooo:rsid="001f8263" style:font-weight-asian="normal" style:font-weight-complex="normal"/>
    </style:style>
    <style:style style:name="T6" style:family="text">
      <style:text-properties style:font-name="Transport New Light" officeooo:rsid="001f8263"/>
    </style:style>
    <style:style style:name="T7" style:family="text">
      <style:text-properties style:font-name="Transport New Light" fo:font-size="9pt" fo:font-weight="bold" officeooo:rsid="001ee4f2" style:font-size-asian="9pt" style:font-weight-asian="bold" style:font-size-complex="9pt" style:font-weight-complex="bold"/>
    </style:style>
    <style:style style:name="T8" style:family="text">
      <style:text-properties style:font-name="Transport New Light" fo:font-size="9pt" fo:font-weight="normal" officeooo:rsid="001ee4f2" style:font-size-asian="9pt" style:font-weight-asian="normal" style:font-size-complex="9pt" style:font-weight-complex="normal"/>
    </style:style>
    <style:style style:name="T9" style:family="text">
      <style:text-properties style:font-name="Transport New Light" fo:font-size="9pt" fo:font-weight="normal" officeooo:rsid="002168de" style:font-size-asian="9pt" style:font-weight-asian="normal" style:font-size-complex="9pt" style:font-weight-complex="normal"/>
    </style:style>
    <style:style style:name="T10" style:family="text">
      <style:text-properties style:font-name="Transport New Light" fo:font-size="9pt" officeooo:rsid="001ee4f2" style:font-size-asian="9pt" style:font-size-complex="9pt"/>
    </style:style>
    <style:style style:name="T11" style:family="text">
      <style:text-properties style:font-name="Transport New Light" fo:font-size="9pt" officeooo:rsid="0026dad9" style:font-size-asian="9pt" style:font-size-complex="9pt"/>
    </style:style>
    <style:style style:name="T12" style:family="text">
      <style:text-properties style:font-name="Transport New Light" fo:font-size="9pt" officeooo:rsid="00285ae1" style:font-size-asian="9pt" style:font-size-complex="9pt"/>
    </style:style>
    <style:style style:name="T13" style:family="text">
      <style:text-properties officeooo:rsid="001e9e2a"/>
    </style:style>
    <style:style style:name="T14" style:family="text">
      <style:text-properties officeooo:rsid="001ee4f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0dadf"/>
    </style:style>
    <style:style style:name="T17" style:family="text">
      <style:text-properties officeooo:rsid="002168de"/>
    </style:style>
    <style:style style:name="T18" style:family="text">
      <style:text-properties officeooo:rsid="00229378"/>
    </style:style>
    <style:style style:name="T19" style:family="text">
      <style:text-properties officeooo:rsid="0026dad9"/>
    </style:style>
    <style:style style:name="T20" style:family="text">
      <style:text-properties fo:font-style="normal" officeooo:rsid="0026dad9" style:font-style-asian="normal" style:font-style-complex="normal"/>
    </style:style>
    <style:style style:name="T21" style:family="text">
      <style:text-properties fo:font-style="normal" officeooo:rsid="001adfaf" style:font-style-asian="normal" style:font-style-complex="normal"/>
    </style:style>
    <style:style style:name="T22" style:family="text">
      <style:text-properties officeooo:rsid="0028deb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B<text:span text:style-name="T19">ike</text:span>’s Got LED Controller Board</text:p>
      <text:p text:style-name="P8">mcqn.com/ibal2<text:span text:style-name="T19">34</text:span>/</text:p>
      <text:p text:style-name="P2"/>
      <text:p text:style-name="P4"><text:span text:style-name="T19">S</text:span>etting <text:span text:style-name="T19">Up</text:span></text:p>
      <text:p text:style-name="P11"/>
      <text:list xml:id="list3740775401" text:style-name="L1">
        <text:list-item>
          <text:p text:style-name="P14"><text:span text:style-name="T19">Measure the length of lights you need for your frame.</text:span><text:span text:style-name="T20"> If you need to shorten your strip cut along the white lines that are along the copper pads.</text:span><text:span text:style-name="T21"> </text:span></text:p>
        </text:list-item>
        <text:list-item>
          <text:p text:style-name="P19">Glue the weather proofing end cap to the strip.</text:p>
        </text:list-item>
        <text:list-item>
          <text:p text:style-name="P19">Using cable ties fix the lights to your frame, making sure the green plug reaches to where you are mounting the My Baby’s got LED board to your bike.</text:p>
        </text:list-item>
      </text:list>
      <text:p text:style-name="P11"/>
      <text:p text:style-name="P3">Getting Started</text:p>
      <text:list xml:id="list110414027840485" text:continue-numbering="true" text:style-name="L1">
        <text:list-header>
          <text:p text:style-name="P15"/>
        </text:list-header>
        <text:list-item>
          <text:p text:style-name="P16">Connect your lights <text:span text:style-name="T1">to the My B</text:span><text:span text:style-name="T19">ike</text:span><text:span text:style-name="T1">’s Got LED controller</text:span> with the<text:span text:style-name="T1"> green terminal block. </text:span></text:p>
        </text:list-item>
        <text:list-item>
          <text:p text:style-name="P17">Plug your <text:span text:style-name="T19">Battery pack</text:span> <text:span text:style-name="T1">into the white </text:span><text:span text:style-name="T19">JST</text:span><text:span text:style-name="T1"> connector on the side of </text:span><text:span text:style-name="T19">the</text:span><text:span text:style-name="T1"> My B</text:span><text:span text:style-name="T19">ike</text:span><text:span text:style-name="T1">’s Got LED controller board.</text:span></text:p>
        </text:list-item>
        <text:list-item>
          <text:p text:style-name="P20"><text:span text:style-name="T19">Turn on the board with the On/Off switch</text:span>. <text:s/>The “LED Power” light should illuminate on the controller board; the first 30 LEDs on your LED strip will light up amber; and the “WiFi” light on the controller board will fade on and off.</text:p>
        </text:list-item>
        <text:list-item>
          <text:p text:style-name="P20">The pulsing “WiFi” light means that the board isn’t connected to WiFi. <text:s/><text:span text:style-name="T2">It will create a new WiFi network called “WLED-AP” with a password of “wled1234”. Connect to that with your phone or computer.</text:span></text:p>
        </text:list-item>
        <text:list-item>
          <text:p text:style-name="P21">You’ll be redirected to the WLED welcome page, from there you can control the lights directly</text:p>
          <text:p text:style-name="P21"/>
        </text:list-item>
      </text:list>
      <text:p text:style-name="P31"><text:span text:style-name="T22">##Is this useful for My Bike’s…?##</text:span></text:p>
      <text:p text:style-name="P31">Connecting the Controller to Your Network <text:s/></text:p>
      <text:list xml:id="list110415361176735" text:continue-numbering="true" text:style-name="L1">
        <text:list-header>
          <text:p text:style-name="P18"/>
        </text:list-header>
        <text:list-item text:start-value="1">
          <text:p text:style-name="P24">Run through the steps in “Getting Started” above.</text:p>
        </text:list-item>
        <text:list-item>
          <text:p text:style-name="P25">When you get to the WLED welcome page, choose the “WiFi Settings” option.</text:p>
        </text:list-item>
        <text:list-item>
          <text:p text:style-name="P21"><text:span text:style-name="T13">Enter</text:span> the details of your WiFi so that it can connect to your network (then you’ll be able to control it from any computer/phone on your network) <text:span text:style-name="T13">but DO NOT click on save just yet!</text:span></text:p>
        </text:list-item>
        <text:list-item>
          <text:p text:style-name="P21"><text:span text:style-name="T13">Find the mDNS setting. <text:s/>Y</text:span>ou might want to give your controller board a better mDNS name so it’s easier to connect to from your network. <text:s/><text:span text:style-name="T13">At the very least you should </text:span>make a note of the name, <text:span text:style-name="T13">as you’ll need it in a moment. </text:span></text:p>
        </text:list-item>
        <text:list-item>
          <text:p text:style-name="P21"><text:span text:style-name="T13">Now you can save the settings </text:span><text:span text:style-name="T16">by </text:span><text:span text:style-name="T17">clicking “Save &amp; Connect”</text:span><text:span text:style-name="T13">.</text:span></text:p>
        </text:list-item>
        <text:list-item>
          <text:p text:style-name="P25">Connect back to your network with your phone/laptop (usually this happens automatically when the controller board turns off the WLED-AP network.</text:p>
        </text:list-item>
        <text:list-item>
          <text:p text:style-name="P22"><text:span text:style-name="T13">In a web browser, go to the </text:span><text:span text:style-name="T14">name that you made a note of in step 4. </text:span><text:span text:style-name="T18">If you changed the mDNS name you will need to reset the board by pressing the pink reset button for the new name to take effect.</text:span></text:p>
        </text:list-item>
        <text:list-item>
          <text:p text:style-name="P22"><text:span text:style-name="T14">Now you can control the lights as</text:span> before.</text:p>
          <text:p text:style-name="P22"/>
        </text:list-item>
      </text:list>
      <text:p text:style-name="P6">Status Lights</text:p>
      <text:p text:style-name="P9"/>
      <text:p text:style-name="P13"><text:span text:style-name="T10">The My B</text:span><text:span text:style-name="T11">ike</text:span><text:span text:style-name="T10">’s Got LED controller board has t</text:span><text:span text:style-name="T12">wo</text:span><text:span text:style-name="T10"> status lights:</text:span></text:p>
      <text:p text:style-name="P9"/>
      <text:list xml:id="list2521087822" text:style-name="L2">
        <text:list-item>
          <text:p text:style-name="P28">WiFi<text:span text:style-name="T15"> – This shows the status of the WiFi connection. <text:s/>If it is solid then the board is connected to WiFi. <text:s/>If it’s pulsing on and off, then the board can’t find the WiFi and has created its own WiFi.</text:span></text:p>
        </text:list-item>
        <text:list-item>
          <text:p text:style-name="P29"><text:span text:style-name="T7">Network</text:span><text:span text:style-name="T8"> – This shows when the controller has a connection to an MQTT broker, as configured in the “Sync </text:span><text:span text:style-name="T9">Interfaces</text:span><text:span text:style-name="T8">” page </text:span><text:span text:style-name="T9">in the settings.</text:span></text:p>
        </text:list-item>
      </text:list>
      <text:p text:style-name="P7"><text:soft-page-break/></text:p>
      <text:p text:style-name="P30"><text:span text:style-name="T22">Creating a pr</text:span>eset</text:p>
      <text:p text:style-name="P26"><text:span text:style-name="T22">To change the default light pattern when you first turn on your lights you will need to create a preset.</text:span></text:p>
      <text:list xml:id="list110413828200891" text:continue-list="list110415361176735" text:style-name="L1">
        <text:list-item text:start-value="1">
          <text:p text:style-name="P27">Using the ‘Colors” and “effects” settings create the light pattern you would like as the default.</text:p>
        </text:list-item>
        <text:list-item>
          <text:p text:style-name="P27">Click on the presets menu, and then “+ preset”</text:p>
        </text:list-item>
        <text:list-item>
          <text:p text:style-name="P27">Make sure “Use current state” is ticked and click save. NB remember the ID number you are saving this preset to.</text:p>
        </text:list-item>
        <text:list-item>
          <text:p text:style-name="P23"><text:span text:style-name="T22">Click on the “Config” menu and select “LED Preferences”</text:span><text:span text:style-name="T13">. </text:span><text:span text:style-name="T22">Scroll down to find “Defaults”. In </text:span><text:span text:style-name="T13">“Apply preset _ </text:span><text:span text:style-name="T22">at boot” put in the ID number from step 3. Click save.</text:span></text:p>
        </text:list-item>
        <text:list-item>
          <text:p text:style-name="P27">Your board will now default to this preset when it is powered up.</text:p>
          <text:p text:style-name="P27"><text:s/></text:p>
        </text:list-item>
      </text:list>
      <text:p text:style-name="P30">Factory Reset</text:p>
      <text:p text:style-name="P9">Pressing the “Reset” button on the controller will restart the software. <text:s/>If you hold the reset button down for more than 5 seconds it will perform a factory reset, which clears any settings that you’ve added.</text:p>
      <text:p text:style-name="P7"/>
      <text:p text:style-name="P6">More Information</text:p>
      <text:p text:style-name="P9"/>
      <text:p text:style-name="P10">There’s lots more information about the WLED software available at </text:p>
      <text:p text:style-name="P5"><text:a xlink:type="simple" xlink:href="https://kno.wled.ge/" text:style-name="Internet_20_link" text:visited-style-name="Visited_20_Internet_20_Link"><text:span text:style-name="T3">https://kno.wled.ge/</text:span></text:a></text:p>
      <text:p text:style-name="P12"/>
      <text:p text:style-name="P5"><text:span text:style-name="T6">If you have any other questions, drop us a line at </text:span><text:span text:style-name="T4">info@mcqn.com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nsport New Heavy" svg:font-family="'Transport New Heavy'" style:font-pitch="variable"/>
    <style:font-face style:name="Transport New Light" svg:font-family="'Transport New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15:11:50.018981968</meta:creation-date>
    <dc:date>2022-11-16T11:04:13.075447831</dc:date>
    <meta:editing-duration>PT55M36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2" meta:paragraph-count="40" meta:word-count="673" meta:character-count="3622" meta:non-whitespace-character-count="2995"/>
  </office:meta>
</office:document-meta>
</file>